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af3" officeooo:paragraph-rsid="00150af3"/>
    </style:style>
    <style:style style:name="P2" style:family="paragraph" style:parent-style-name="Standard">
      <style:text-properties officeooo:rsid="00150af3" officeooo:paragraph-rsid="0016f307"/>
    </style:style>
    <style:style style:name="P3" style:family="paragraph" style:parent-style-name="Standard">
      <style:text-properties officeooo:rsid="0016f307" officeooo:paragraph-rsid="0016f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Wijzingingen in database</text:p>
      <text:p text:style-name="P1">Zaals</text:p>
      <text:p text:style-name="P1">toevoegen van uit evenementen</text:p>
      <text:p text:style-name="P1">Alles over vergunningen</text:p>
      <text:p text:style-name="P1">Volt440</text:p>
      <text:p text:style-name="P1">Huur</text:p>
      <text:p text:style-name="P1"/>
      <text:p text:style-name="P1">Nieuw</text:p>
      <text:p text:style-name="P1">Cateraars</text:p>
      <text:p text:style-name="P1">Website</text:p>
      <text:p text:style-name="P1">Memo</text:p>
      <text:p text:style-name="P1"/>
      <text:p text:style-name="P1">Fanclubs</text:p>
      <text:p text:style-name="P1">Toevoegen</text:p>
      <text:p text:style-name="P1">Website</text:p>
      <text:p text:style-name="P1">Memo</text:p>
      <text:p text:style-name="P1"/>
      <text:p text:style-name="P1">Evenementen</text:p>
      <text:p text:style-name="P1">verwijderen en toevoegen in bands</text:p>
      <text:p text:style-name="P1">Gage</text:p>
      <text:p text:style-name="P1">Betaling </text:p>
      <text:p text:style-name="P1">Soort overeenkomst</text:p>
      <text:p text:style-name="P1">Technicus</text:p>
      <text:p text:style-name="P1">Aantal auto's</text:p>
      <text:p text:style-name="P1"/>
      <text:p text:style-name="P1">verwijderen en toevoegen aan zaals</text:p>
      <text:p text:style-name="P1">Alles over vergunningen</text:p>
      <text:p text:style-name="P1">Volt440</text:p>
      <text:p text:style-name="P1">Huur</text:p>
      <text:p text:style-name="P1"/>
      <text:p text:style-name="P1">Toevoegencateraar</text:p>
      <text:p text:style-name="P1"/>
      <text:p text:style-name="P1">Contacts</text:p>
      <text:p text:style-name="P1">toevoegenImage</text:p>
      <text:p text:style-name="P1"/>
      <text:p text:style-name="P1">Cateraars</text:p>
      <text:p text:style-name="P1">Toevoegen </text:p>
      <text:p text:style-name="P1">Website</text:p>
      <text:p text:style-name="P1"/>
      <text:p text:style-name="P1"/>
      <text:p text:style-name="P1">Bands</text:p>
      <text:p text:style-name="P1">Toevoegen vanuit evenementen</text:p>
      <text:p text:style-name="P2">Gage</text:p>
      <text:p text:style-name="P2">Betaling </text:p>
      <text:p text:style-name="P2">Soort overeenkomst</text:p>
      <text:p text:style-name="P2"/>
      <text:p text:style-name="P3">Toevoegen Imag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7:11:16.868222341</meta:creation-date>
    <dc:date>2020-09-04T17:23:47.719813834</dc:date>
    <meta:editing-duration>PT1M55S</meta:editing-duration>
    <meta:editing-cycles>1</meta:editing-cycles>
    <meta:document-statistic meta:table-count="0" meta:image-count="0" meta:object-count="0" meta:page-count="1" meta:paragraph-count="37" meta:word-count="60" meta:character-count="454" meta:non-whitespace-character-count="428"/>
    <meta:generator>LibreOffice/5.1.6.2$Linux_x86 LibreOffice_project/10m0$Build-2</meta:generator>
  </office:meta>
</office:document-meta>
</file>